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2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4" style:family="paragraph" style:parent-style-name="Standard_7e_LT_7e_Untertitel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_7e_LT_7e_Untertitel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ize="12pt" style:font-size-asian="12pt" style:font-size-complex="12pt"/>
    </style:style>
    <style:style style:name="P6" style:family="paragraph" style:parent-style-name="Standard_7e_LT_7e_Untertitel" style:list-style-name="L2">
      <style:paragraph-properties fo:margin-left="0cm" fo:margin-right="0cm" fo:text-align="start" style:justify-single-word="false" fo:text-indent="0cm" style:auto-text-indent="false" style:text-autospace="none"/>
      <style:text-properties fo:font-size="12pt" style:font-size-asian="12pt" style:font-size-complex="12pt"/>
    </style:style>
    <style:style style:name="P7" style:family="paragraph" style:parent-style-name="Standard_7e_LT_7e_Untertitel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font-name="Liberation Sans" fo:font-size="12pt" style:font-size-asian="10.5pt" style:font-size-complex="12pt"/>
    </style:style>
    <style:style style:name="P8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font-name="Liberation Sans" fo:font-size="12pt" style:font-size-asian="10.5pt" style:font-size-complex="12pt"/>
    </style:style>
    <style:style style:name="P9" style:family="paragraph" style:parent-style-name="Standard_7e_LT_7e_Untertitel" style:list-style-name="L3">
      <style:paragraph-properties fo:margin-left="0cm" fo:margin-right="0cm" fo:text-align="start" style:justify-single-word="false" fo:text-indent="0cm" style:auto-text-indent="false" style:text-autospace="none"/>
      <style:text-properties style:font-name="Liberation Sans" fo:font-size="12pt" style:font-size-asian="10.5pt" style:font-size-complex="12pt"/>
    </style:style>
    <style:style style:name="T1" style:family="text">
      <style:text-properties style:use-window-font-color="true" style:text-outline="false" style:text-line-through-style="none" style:font-name="Liberation Sans1" fo:font-style="normal" fo:text-shadow="none" style:text-underline-style="none" fo:font-weight="normal" style:letter-kerning="true" style:font-name-asian="Liberation Sans1" style:font-style-asian="normal" style:font-weight-asian="normal" style:font-name-complex="Liberation Sans1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t Modélisation </text:p>
      <text:p text:style-name="P1"/>
      <text:p text:style-name="P2">Un projet réalisé par : </text:p>
      <text:p text:style-name="P2"/>
      <text:p text:style-name="P5"><text:span text:style-name="T1">Clément Dumazy, Damien Lepeltier, Ludovic Lorthios, Camille Régnier, Karen Migan</text:span></text:p>
      <text:p text:style-name="P5"><text:span text:style-name="T1"/></text:p>
      <text:p text:style-name="P5"><text:span text:style-name="T1"/></text:p>
      <text:p text:style-name="P5"><text:span text:style-name="T1">Au cours de ce projet, nous avons pu implémenter les fonctionnalités suivantes : </text:span></text:p>
      <text:p text:style-name="P5"><text:span text:style-name="T1"/></text:p>
      <text:list xml:id="list1319143791" text:style-name="L2">
        <text:list-item>
          <text:p text:style-name="P6"><text:span text:style-name="T1">Importation et affichage d'un fichier GTS</text:span></text:p>
        </text:list-item>
      </text:list>
      <text:list xml:id="list967133678" text:style-name="L1">
        <text:list-item>
          <text:p text:style-name="P4"><text:span text:style-name="T2">Contrôler l'orientation de l'objet à l'écran via un clic sur le bouton droit de la souris</text:span></text:p>
        </text:list-item>
        <text:list-item>
          <text:p text:style-name="P4"><text:span text:style-name="T2">Ajuster le zoom avec la molette de la souris</text:span></text:p>
        </text:list-item>
        <text:list-item>
          <text:p text:style-name="P4"><text:span text:style-name="T2">Récupération des points et segments dans les fichiers GTS pour l'affichage</text:span></text:p>
        </text:list-item>
        <text:list-item>
          <text:p text:style-name="P4"><text:span text:style-name="T2">Vérification de l'intégrité des fichiers GTS</text:span></text:p>
        </text:list-item>
        <text:list-item>
          <text:p text:style-name="P4"><text:span text:style-name="T2">Affichage du modèle selon un angle définie en paramètre</text:span></text:p>
        </text:list-item>
        <text:list-item>
          <text:p text:style-name="P7">Implémentation d'une lumière pour avoir un effet de perspective</text:p>
        </text:list-item>
        <text:list-item>
          <text:p text:style-name="P7">Translation de l'objet dans la fenêtre d'affichage via un clic gauche de la souris</text:p>
        </text:list-item>
      </text:list>
      <text:p text:style-name="P8"/>
      <text:p text:style-name="P8">Relatives à la base de données : </text:p>
      <text:p text:style-name="P8"/>
      <text:list xml:id="list2072132008" text:continue-numbering="true" text:style-name="L1">
        <text:list-item>
          <text:p text:style-name="P7">Création d'une base de données contenant le nom des objets, l'auteur, la <text:tab/>complexité, la date de création de l'objet.</text:p>
        </text:list-item>
        <text:list-item>
          <text:p text:style-name="P7">Visualiser l'objet à partir de la recherche</text:p>
        </text:list-item>
        <text:list-item>
          <text:p text:style-name="P7">Ajout d'une fonction recherche via des mots clés à partir de la base de données</text:p>
        </text:list-item>
        <text:list-item>
          <text:p text:style-name="P7">Ajout d'une fonction ajout qui permet d'ajouter des objets 3D à la base</text:p>
        </text:list-item>
        <text:list-item>
          <text:p text:style-name="P7">Affichage des informations de l'objet 3D en bas de la fenêtre</text:p>
        </text:list-item>
        <text:list-item>
          <text:p text:style-name="P7">Fonctionnalité permettant de modifier les informations d'un objet dans la base de <text:tab/>données</text:p>
        </text:list-item>
        <text:list-item>
          <text:p text:style-name="P7">Fonctionnalité permettant de modifier / supprimer les mots clés pour chaque objet</text:p>
        </text:list-item>
      </text:list>
      <text:p text:style-name="P8"/>
      <text:p text:style-name="P8">Fonctionnalités supplémentaires : </text:p>
      <text:p text:style-name="P8"/>
      <text:list xml:id="list1142981229" text:style-name="L3">
        <text:list-item>
          <text:p text:style-name="P9">Ajout de la lecture d'un fichier lors de la rotation de l'objet</text:p>
        </text:list-item>
        <text:list-item>
          <text:p text:style-name="P9">Modification de la couleur du fond d'écran </text:p>
        </text:list-item>
        <text:list-item>
          <text:p text:style-name="P9">Modification de la couleur de l'objet</text:p>
        </text:list-item>
        <text:list-item>
          <text:p text:style-name="P9">Possibilité d'afficher plusieurs objets en parallèle sur différents onglets </text:p>
        </text:list-item>
        <text:list-item>
          <text:p text:style-name="P9">Utilisation de raccourcis clavier : CTRL-F (Recherche), CTRL-A (Ajout), ALT + F4 <text:tab/>(quitter le logiciel)</text:p>
        </text:list-item>
        <text:list-item>
          <text:p text:style-name="P9">Affichage d'une fenêtre d'aide (F1) </text:p>
        </text:list-item>
        <text:list-item>
          <text:p text:style-name="P9">Ajout d'une fonctionnalité permettant de modifier la résolution de la fenêtre <text:tab/>principa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2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1.5pt" fo:font-style="normal" fo:text-shadow="none" style:text-underline-style="none" fo:font-weight="normal" style:letter-kerning="true" style:font-name-asian="FreeSans" style:font-size-asian="31.5pt" style:font-style-asian="normal" style:font-weight-asian="normal" style:font-name-complex="FreeSans" style:font-size-complex="31.5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1.5pt" fo:font-style="normal" fo:text-shadow="none" style:text-underline-style="none" fo:font-weight="normal" style:letter-kerning="true" style:font-name-asian="FreeSans" style:font-size-asian="31.5pt" style:font-style-asian="normal" style:font-weight-asian="normal" style:font-name-complex="FreeSans" style:font-size-complex="31.5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/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top="0cm" fo:margin-bottom="0.3cm"/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top="0cm" fo:margin-bottom="0.199cm"/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top="0cm" fo:margin-bottom="0.101cm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le REGNIER</meta:initial-creator>
    <meta:creation-date>2015-01-10T09:35:59</meta:creation-date>
    <dc:date>2015-01-10T10:54:50</dc:date>
    <dc:creator>Camille REGNIER</dc:creator>
    <meta:editing-duration>PT1H5M40S</meta:editing-duration>
    <meta:editing-cycles>19</meta:editing-cycles>
    <meta:generator>LibreOffice/3.5$Linux_X86_64 LibreOffice_project/350m1$Build-2</meta:generator>
    <meta:document-statistic meta:table-count="0" meta:image-count="0" meta:object-count="0" meta:page-count="1" meta:paragraph-count="28" meta:word-count="298" meta:character-count="1775" meta:non-whitespace-character-count="1515"/>
  </office:meta>
</office:document-meta>
</file>